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4cm" svg:height="2.2cm" svg:x="1.3cm" svg:y="1.7cm">
          <text:p text:style-name="P1">Se instala la</text:p>
          <text:p text:style-name="P1">aplic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5.2cm" svg:height="2.8cm" svg:x="8.1cm" svg:y="1.4cm">
          <text:p text:style-name="P1">¿Tiene una</text:p>
          <text:p text:style-name="P1">Cuen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4cm" svg:height="2cm" svg:x="15.7cm" svg:y="1.8cm">
          <text:p text:style-name="P1">Iniciar</text:p>
          <text:p text:style-name="P1">sesió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8cm" svg:height="2cm" svg:x="8.8cm" svg:y="6.9cm">
          <text:p text:style-name="P1">Registr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8cm" svg:height="2.8cm" svg:x="8.2cm" svg:y="11.3cm">
          <text:p text:style-name="P1">¿Taxist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7" draw:id="id7" draw:layer="layout" svg:width="5.8cm" svg:height="2.2cm" svg:x="13.7cm" svg:y="14.7cm">
          <text:p text:style-name="P1">Registro con email</text:p>
          <text:p text:style-name="P1">Integración con fb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6" draw:id="id6" draw:layer="layout" svg:width="5.8cm" svg:height="2.2cm" svg:x="1.5cm" svg:y="14.5cm">
          <text:p text:style-name="P1">Registro con email</text:p>
          <text:p text:style-name="P1">Integración con fb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xml:id="id8" draw:id="id8" draw:layer="layout" svg:width="5.8cm" svg:height="3.1cm" svg:x="1.6cm" svg:y="18.3cm">
          <text:p text:style-name="P1">¿Validar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9" draw:id="id9" draw:layer="layout" svg:width="5.3cm" svg:height="1.9cm" svg:x="13.8cm" svg:y="18.9cm">
          <text:p text:style-name="P1">Fin</text:p>
          <text:p text:style-name="P1">Baja calific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7.1cm" svg:height="3.8cm" svg:x="1cm" svg:y="24.3cm">
          <text:p text:style-name="P1">Se pide DNI, matrícula <text:line-break/>del vehículo, tomarse<text:line-break/>una foto con el vehículo<text:line-break/>y la ubicación de GP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.4cm" svg:height="1.6cm" svg:x="12.3cm" svg:y="25.5cm">
          <text:p text:style-name="P1">Verificación manual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5.3cm" svg:height="2cm" svg:x="12.8cm" svg:y="22.1cm">
          <text:p text:style-name="P1">Fin</text:p>
          <text:p text:style-name="P1">Alta calificació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7cm" svg:y1="2.8cm" svg:x2="8.1cm" svg:y2="2.8cm" draw:start-shape="id1" draw:start-glue-point="1" draw:end-shape="id2" draw:end-glue-point="5" svg:d="M5700 2800h2400" svg:viewBox="0 0 2401 1">
          <text:p/>
        </draw:connector>
        <draw:connector draw:style-name="gr3" draw:text-style-name="P1" draw:layer="layout" draw:type="line" svg:x1="13.3cm" svg:y1="2.8cm" svg:x2="15.7cm" svg:y2="2.8cm" draw:start-shape="id2" draw:start-glue-point="7" draw:end-shape="id3" draw:end-glue-point="3" svg:d="M13300 2800h2400" svg:viewBox="0 0 2401 1">
          <text:p text:style-name="P1">Si<text:line-break/></text:p>
        </draw:connector>
        <draw:connector draw:style-name="gr3" draw:text-style-name="P1" draw:layer="layout" draw:type="line" svg:x1="10.7cm" svg:y1="4.2cm" svg:x2="10.7cm" svg:y2="6.9cm" draw:start-shape="id2" draw:start-glue-point="6" draw:end-shape="id4" draw:end-glue-point="0" svg:d="M10700 4200v2700" svg:viewBox="0 0 1 2701">
          <text:p text:style-name="P1"><text:tab/>No</text:p>
        </draw:connector>
        <draw:connector draw:style-name="gr2" draw:text-style-name="P1" draw:layer="layout" draw:type="line" svg:x1="10.7cm" svg:y1="8.9cm" svg:x2="10.6cm" svg:y2="11.3cm" draw:start-shape="id4" draw:start-glue-point="2" draw:end-shape="id5" draw:end-glue-point="4" svg:d="M10700 8900l-100 2400" svg:viewBox="0 0 101 2401">
          <text:p/>
        </draw:connector>
        <draw:connector draw:style-name="gr3" draw:text-style-name="P1" draw:layer="layout" draw:type="line" svg:x1="8.2cm" svg:y1="12.7cm" svg:x2="7.3cm" svg:y2="15.6cm" draw:start-shape="id5" draw:start-glue-point="5" draw:end-shape="id6" draw:end-glue-point="1" svg:d="M8200 12700l-900 2900" svg:viewBox="0 0 901 2901">
          <text:p text:style-name="P1"><text:tab/>Si</text:p>
        </draw:connector>
        <draw:connector draw:style-name="gr3" draw:text-style-name="P1" draw:layer="layout" draw:type="line" svg:x1="13cm" svg:y1="12.7cm" svg:x2="13.7cm" svg:y2="15.8cm" draw:start-shape="id5" draw:start-glue-point="7" draw:end-shape="id7" draw:end-glue-point="3" svg:d="M13000 12700l700 3100" svg:viewBox="0 0 701 3101">
          <text:p text:style-name="P1">No <text:s text:c="2"/><text:tab/> <text:s/></text:p>
        </draw:connector>
        <draw:connector draw:style-name="gr2" draw:text-style-name="P1" draw:layer="layout" draw:type="line" svg:x1="4.4cm" svg:y1="16.7cm" svg:x2="4.5cm" svg:y2="18.3cm" draw:start-shape="id6" draw:start-glue-point="2" draw:end-shape="id8" draw:end-glue-point="4" svg:d="M4400 16700l100 1600" svg:viewBox="0 0 101 1601">
          <text:p/>
        </draw:connector>
        <draw:connector draw:style-name="gr3" draw:text-style-name="P1" draw:layer="layout" draw:type="line" svg:x1="7.4cm" svg:y1="19.85cm" svg:x2="13.8cm" svg:y2="19.85cm" draw:start-shape="id8" draw:start-glue-point="7" draw:end-shape="id9" draw:end-glue-point="3" svg:d="M7400 19850h6400" svg:viewBox="0 0 6401 1">
          <text:p text:style-name="P1">No<text:line-break/></text:p>
        </draw:connector>
        <draw:connector draw:style-name="gr3" draw:text-style-name="P1" draw:layer="layout" draw:type="line" svg:x1="4.5cm" svg:y1="21.4cm" svg:x2="4.55cm" svg:y2="24.3cm" draw:start-shape="id8" draw:start-glue-point="6" draw:end-shape="id10" draw:end-glue-point="0" svg:d="M4500 21400l50 2900" svg:viewBox="0 0 51 2901">
          <text:p text:style-name="P1"><text:tab/>Si</text:p>
        </draw:connector>
        <draw:connector draw:style-name="gr2" draw:text-style-name="P1" draw:layer="layout" draw:type="line" svg:x1="8.1cm" svg:y1="26.2cm" svg:x2="12.3cm" svg:y2="26.3cm" draw:start-shape="id10" draw:start-glue-point="1" draw:end-shape="id11" draw:end-glue-point="3" svg:d="M8100 26200l4200 100" svg:viewBox="0 0 4201 101">
          <text:p/>
        </draw:connector>
        <draw:connector draw:style-name="gr2" draw:text-style-name="P1" draw:layer="layout" draw:type="line" svg:x1="15.5cm" svg:y1="25.5cm" svg:x2="15.45cm" svg:y2="24.1cm" draw:start-shape="id11" draw:start-glue-point="0" draw:end-shape="id12" draw:end-glue-point="2" svg:d="M15500 25500l-50-1400" svg:viewBox="0 0 5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21:12:58.745281940</meta:creation-date>
    <dc:date>2016-06-24T21:50:08.490905790</dc:date>
    <meta:editing-duration>PT6M18S</meta:editing-duration>
    <meta:editing-cycles>2</meta:editing-cycles>
    <meta:generator>LibreOffice/4.2.8.2$Linux_X86_64 LibreOffice_project/420m0$Build-2</meta:generator>
    <meta:document-statistic meta:object-count="23"/>
  </office:meta>
</office:document-meta>
</file>